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11.1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1.73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4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4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14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Shift</text:p>
          </table:table-cell>
          <table:table-cell table:style-name="ce18" office:value-type="string" calcext:value-type="string">
            <text:p>Description</text:p>
          </table:table-cell>
          <table:table-cell table:style-name="ce28" office:value-type="string" calcext:value-type="string">
            <text:p>Link</text:p>
          </table:table-cell>
          <table:table-cell table:style-name="ce28" office:value-type="string" calcext:value-type="string">
            <text:p>Datasheets</text:p>
          </table:table-cell>
          <table:table-cell table:style-name="ce18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number-rows-repeated="26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67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1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22:02:16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0-14">00/00/0000</text:date></text:span><text:span text:style-name="MT1">;</text:span><text:span text:style-name="MT1"><text:time style:data-style-name="N2" text:time-value="22:02:16.045000000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er Wersching</meta:initial-creator>
    <meta:creation-date>2015-06-05T18:19:34</meta:creation-date>
    <dc:date>2021-10-14T22:09:50.694000000</dc:date>
    <meta:editing-duration>PT21H38M8S</meta:editing-duration>
    <meta:generator>LibreOffice/7.0.2.2$Windows_X86_64 LibreOffice_project/8349ace3c3162073abd90d81fd06dcfb6b36b994</meta:generator>
    <meta:editing-cycles>8</meta:editing-cycles>
    <meta:print-date>2021-10-14T22:09:20.727000000</meta:print-date>
    <meta:document-statistic meta:table-count="1" meta:cell-count="4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